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14a" officeooo:paragraph-rsid="001be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mup Project Writeup</text:p>
      <text:p text:style-name="P1">Sophie</text:p>
      <text:p text:style-name="P1"/>
      <text:p text:style-name="P1">In this warmup project, I implemented wall-following and person-following behaviors into the Nea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23:46:42.808311499</meta:creation-date>
    <dc:date>2014-09-19T23:48:01.700965348</dc:date>
    <meta:editing-duration>P0D</meta:editing-duration>
    <meta:editing-cycles>1</meta:editing-cycles>
    <meta:document-statistic meta:table-count="0" meta:image-count="0" meta:object-count="0" meta:page-count="1" meta:paragraph-count="3" meta:word-count="17" meta:character-count="128" meta:non-whitespace-character-count="113"/>
    <meta:generator>LibreOffice/4.2.6.3$Linux_X86_64 LibreOffice_project/420m0$Build-3</meta:generator>
  </office:meta>
</office:document-meta>
</file>